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589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589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93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9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24cm" svg:height="0.38cm" svg:x="10.577cm" svg:y="14.561cm">
            <draw:text-box>
              <text:p text:style-name="P1"><text:span text:style-name="T1">34,1</text:span></text:p>
            </draw:text-box>
          </draw:frame>
          <draw:frame draw:style-name="gr2" draw:text-style-name="P2" draw:layer="layout" svg:width="1.218cm" svg:height="0.38cm" svg:x="10.166cm" svg:y="14.932cm">
            <draw:text-box>
              <text:p text:style-name="P1"><text:span text:style-name="T1">123,79</text:span></text:p>
            </draw:text-box>
          </draw:frame>
          <draw:frame draw:style-name="gr3" draw:text-style-name="P2" draw:layer="layout" svg:width="0.279cm" svg:height="0.398cm" svg:x="9.887cm" svg:y="14.932cm">
            <draw:text-box>
              <text:p text:style-name="P1"><text:span text:style-name="T2"></text:span></text:p>
            </draw:text-box>
          </draw:frame>
          <draw:line draw:style-name="gr4" draw:text-style-name="P3" draw:layer="layout" svg:x1="11.341cm" svg:y1="15.357cm" svg:x2="9.769cm" svg:y2="15.35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40:27.407295428</meta:creation-date>
    <dc:date>2018-03-26T12:40:50.104231533</dc:date>
    <meta:editing-duration>PT23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